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0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0.5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1.3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2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2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3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4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5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5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6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7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0.305cm" svg:x2="24.076cm" svg:y2="0.881cm" draw:start-shape="id22" draw:start-glue-point="2" draw:end-shape="id23" draw:end-glue-point="3" svg:d="m23504 305v576h572" svg:viewBox="0 0 573 577">
          <text:p/>
        </draw:connector>
        <draw:connector draw:style-name="gr4" draw:text-style-name="P2" draw:layer="layout" svg:x1="23.504cm" svg:y1="0.305cm" svg:x2="24.076cm" svg:y2="1.633cm" draw:start-shape="id22" draw:start-glue-point="2" draw:end-shape="id24" draw:end-glue-point="3" svg:d="m23504 305v1328h572" svg:viewBox="0 0 573 1329">
          <text:p/>
        </draw:connector>
        <draw:connector draw:style-name="gr4" draw:text-style-name="P2" draw:layer="layout" svg:x1="23.504cm" svg:y1="0.305cm" svg:x2="24.076cm" svg:y2="2.395cm" draw:start-shape="id22" draw:start-glue-point="2" draw:end-shape="id25" draw:end-glue-point="3" svg:d="m23504 305v2090h572" svg:viewBox="0 0 573 2091">
          <text:p/>
        </draw:connector>
        <draw:connector draw:style-name="gr4" draw:text-style-name="P2" draw:layer="layout" svg:x1="23.504cm" svg:y1="0.305cm" svg:x2="24.076cm" svg:y2="3.157cm" draw:start-shape="id22" draw:start-glue-point="2" draw:end-shape="id26" draw:end-glue-point="3" svg:d="m23504 305v2852h572" svg:viewBox="0 0 573 2853">
          <text:p/>
        </draw:connector>
        <draw:connector draw:style-name="gr4" draw:text-style-name="P2" draw:layer="layout" svg:x1="23.504cm" svg:y1="0.305cm" svg:x2="24.076cm" svg:y2="3.929cm" draw:start-shape="id22" draw:start-glue-point="2" draw:end-shape="id27" draw:end-glue-point="3" svg:d="m23504 305v3624h572" svg:viewBox="0 0 573 3625">
          <text:p/>
        </draw:connector>
        <draw:connector draw:style-name="gr4" draw:text-style-name="P2" draw:layer="layout" svg:x1="23.504cm" svg:y1="0.305cm" svg:x2="24.076cm" svg:y2="4.681cm" draw:start-shape="id22" draw:start-glue-point="2" draw:end-shape="id28" draw:end-glue-point="3" svg:d="m23504 305v4376h572" svg:viewBox="0 0 573 4377">
          <text:p/>
        </draw:connector>
        <draw:connector draw:style-name="gr4" draw:text-style-name="P2" draw:layer="layout" svg:x1="23.504cm" svg:y1="0.305cm" svg:x2="24.076cm" svg:y2="5.443cm" draw:start-shape="id22" draw:start-glue-point="2" draw:end-shape="id29" draw:end-glue-point="3" svg:d="m23504 305v5138h572" svg:viewBox="0 0 573 5139">
          <text:p/>
        </draw:connector>
        <draw:connector draw:style-name="gr4" draw:text-style-name="P2" draw:layer="layout" svg:x1="23.504cm" svg:y1="0.305cm" svg:x2="24.076cm" svg:y2="6.205cm" draw:start-shape="id22" draw:start-glue-point="2" draw:end-shape="id30" draw:end-glue-point="3" svg:d="m23504 305v5900h572" svg:viewBox="0 0 573 5901">
          <text:p/>
        </draw:connector>
        <draw:connector draw:style-name="gr4" draw:text-style-name="P2" draw:layer="layout" svg:x1="23.504cm" svg:y1="0.305cm" svg:x2="24.076cm" svg:y2="6.977cm" draw:start-shape="id22" draw:start-glue-point="2" draw:end-shape="id31" draw:end-glue-point="3" svg:d="m23504 305v6672h572" svg:viewBox="0 0 573 6673">
          <text:p/>
        </draw:connector>
        <draw:connector draw:style-name="gr4" draw:text-style-name="P2" draw:layer="layout" svg:x1="23.504cm" svg:y1="0.305cm" svg:x2="24.076cm" svg:y2="7.739cm" draw:start-shape="id22" draw:start-glue-point="2" draw:end-shape="id32" draw:end-glue-point="3" svg:d="m23504 305v7434h572" svg:viewBox="0 0 573 7435">
          <text:p/>
        </draw:connector>
        <draw:frame draw:style-name="gr1" draw:text-style-name="P1" xml:id="id33" draw:id="id33" draw:layer="layout" svg:width="2.34cm" svg:height="0.645cm" svg:x="24.076cm" svg:y="8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8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0.305cm" svg:x2="24.076cm" svg:y2="8.501cm" draw:start-shape="id22" draw:start-glue-point="2" draw:end-shape="id33" draw:end-glue-point="3" svg:d="m23504 305v8196h572" svg:viewBox="0 0 573 8197">
          <text:p/>
        </draw:connector>
        <draw:connector draw:style-name="gr4" draw:text-style-name="P2" draw:layer="layout" svg:x1="23.504cm" svg:y1="0.305cm" svg:x2="24.076cm" svg:y2="9.263cm" draw:start-shape="id22" draw:start-glue-point="2" draw:end-shape="id34" draw:end-glue-point="3" svg:d="m23504 305v8958h572" svg:viewBox="0 0 573 8959">
          <text:p/>
        </draw:connector>
        <draw:frame draw:style-name="gr1" draw:text-style-name="P1" xml:id="id35" draw:id="id35" draw:layer="layout" svg:width="2.594cm" svg:height="0.645cm" svg:x="24.076cm" svg:y="9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0.305cm" svg:x2="24.076cm" svg:y2="10.025cm" draw:start-shape="id22" draw:start-glue-point="2" draw:end-shape="id35" draw:end-glue-point="3" svg:d="m23504 3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0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0.305cm" svg:x2="24.075cm" svg:y2="10.825cm" draw:start-shape="id22" draw:start-glue-point="2" draw:end-shape="id113" draw:end-glue-point="3" svg:d="m23504 305v10520h571" svg:viewBox="0 0 572 10521">
          <text:p/>
        </draw:connector>
        <draw:frame draw:style-name="gr1" draw:text-style-name="P1" xml:id="id114" draw:id="id114" draw:layer="layout" svg:width="3.485cm" svg:height="0.645cm" svg:x="24.074cm" svg:y="11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0.305cm" svg:x2="24.074cm" svg:y2="11.625cm" draw:start-shape="id22" draw:start-glue-point="2" draw:end-shape="id114" draw:end-glue-point="3" svg:d="m23504 30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0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4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4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4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2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0.305cm" svg:x2="24.114cm" svg:y2="12.492cm" draw:start-shape="id22" draw:start-glue-point="2" draw:end-shape="id206" draw:end-glue-point="3" svg:d="m23504 30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4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4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4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3-02T14:28:44</dc:date>
    <dc:creator>Tyler Hayes</dc:creator>
    <meta:editing-duration>PT8H25M31S</meta:editing-duration>
    <meta:editing-cycles>117</meta:editing-cycles>
    <meta:generator>LibreOffice/3.5$Linux_X86_64 LibreOffice_project/350m1$Build-2</meta:generator>
    <meta:document-statistic meta:object-count="512"/>
  </office:meta>
</office:document-meta>
</file>